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yle_20_pied_20_de_20_page">
      <style:paragraph-properties fo:margin-left="-1.251cm" fo:margin-right="0cm" fo:text-indent="0cm" style:auto-text-indent="false">
        <style:tab-stops>
          <style:tab-stop style:position="9.252cm" style:type="center"/>
          <style:tab-stop style:position="16.002cm" style:type="right"/>
        </style:tab-stops>
      </style:paragraph-properties>
    </style:style>
    <style:style style:name="P2" style:family="paragraph" style:parent-style-name="Footer">
      <style:paragraph-properties fo:text-align="center" style:justify-single-word="false"/>
      <style:text-properties style:font-name="Arial" fo:font-size="10pt" style:font-size-asian="10pt" style:font-name-complex="Arial1"/>
    </style:style>
    <style:style style:name="P3" style:family="paragraph" style:parent-style-name="Standard">
      <style:text-properties officeooo:rsid="001bea5a" officeooo:paragraph-rsid="001bea5a"/>
    </style:style>
    <style:style style:name="P4" style:family="paragraph" style:parent-style-name="Standard">
      <style:text-properties officeooo:paragraph-rsid="001c37f6"/>
    </style:style>
    <style:style style:name="P5" style:family="paragraph" style:parent-style-name="Standard">
      <style:text-properties officeooo:rsid="001e4329" officeooo:paragraph-rsid="001e4329"/>
    </style:style>
    <style:style style:name="P6" style:family="paragraph" style:parent-style-name="Standard">
      <style:text-properties officeooo:rsid="001e8171" officeooo:paragraph-rsid="001e8171"/>
    </style:style>
    <style:style style:name="P7" style:family="paragraph" style:parent-style-name="Standard">
      <style:text-properties officeooo:rsid="00207b2d" officeooo:paragraph-rsid="00207b2d"/>
    </style:style>
    <style:style style:name="P8" style:family="paragraph" style:parent-style-name="Standard">
      <style:text-properties officeooo:rsid="00212553" officeooo:paragraph-rsid="0021cf7c"/>
    </style:style>
    <style:style style:name="P9" style:family="paragraph" style:parent-style-name="Standard">
      <style:text-properties officeooo:rsid="00238ac9" officeooo:paragraph-rsid="00238ac9"/>
    </style:style>
    <style:style style:name="P10" style:family="paragraph" style:parent-style-name="Standard">
      <style:text-properties officeooo:rsid="0024e53f" officeooo:paragraph-rsid="0024e53f"/>
    </style:style>
    <style:style style:name="P11" style:family="paragraph" style:parent-style-name="Standard">
      <style:text-properties officeooo:rsid="0025ac11"/>
    </style:style>
    <style:style style:name="P12" style:family="paragraph" style:parent-style-name="Standard">
      <style:text-properties officeooo:rsid="0025ac11" officeooo:paragraph-rsid="0025ac11"/>
    </style:style>
    <style:style style:name="P13" style:family="paragraph" style:parent-style-name="Standard">
      <style:text-properties officeooo:rsid="0025ac11" officeooo:paragraph-rsid="0027ee24"/>
    </style:style>
    <style:style style:name="P14" style:family="paragraph" style:parent-style-name="Standard">
      <style:text-properties officeooo:rsid="0028a02d" officeooo:paragraph-rsid="0028a02d"/>
    </style:style>
    <style:style style:name="P15" style:family="paragraph" style:parent-style-name="Standard">
      <style:paragraph-properties fo:text-align="center" style:justify-single-word="false"/>
      <style:text-properties fo:font-size="16pt" style:font-size-asian="16pt"/>
    </style:style>
    <style:style style:name="P16" style:family="paragraph" style:parent-style-name="Standard">
      <style:text-properties officeooo:rsid="0021cf7c" officeooo:paragraph-rsid="0021cf7c"/>
    </style:style>
    <style:style style:name="P17" style:family="paragraph" style:parent-style-name="Heading_20_1">
      <style:paragraph-properties fo:break-before="column"/>
    </style:style>
    <style:style style:name="P18" style:family="paragraph" style:parent-style-name="Standard" style:master-page-name="Standard">
      <style:paragraph-properties style:page-number="auto"/>
    </style:style>
    <style:style style:name="P19" style:family="paragraph" style:parent-style-name="Standard">
      <style:text-properties style:font-name="Arial" fo:font-size="10pt" style:font-size-asian="10pt" style:font-name-complex="Arial1"/>
    </style:style>
    <style:style style:name="P20" style:family="paragraph" style:parent-style-name="Standard">
      <style:text-properties style:font-name="Arial" fo:font-size="10pt" officeooo:rsid="002a1979" officeooo:paragraph-rsid="002a1979" style:font-size-asian="10pt" style:font-name-complex="Arial1"/>
    </style:style>
    <style:style style:name="P21" style:family="paragraph" style:parent-style-name="Standard">
      <style:text-properties style:font-name="Arial" fo:font-size="10pt" officeooo:rsid="002b3b34" officeooo:paragraph-rsid="002b3b34" style:font-size-asian="10pt" style:font-name-complex="Arial1"/>
    </style:style>
    <style:style style:name="P22" style:family="paragraph" style:parent-style-name="Standard">
      <style:text-properties style:font-name="Arial" fo:font-size="10pt" officeooo:rsid="002c93ff" officeooo:paragraph-rsid="002c93ff" style:font-size-asian="10pt" style:font-name-complex="Arial1"/>
    </style:style>
    <style:style style:name="P23" style:family="paragraph" style:parent-style-name="Standard">
      <style:paragraph-properties fo:padding="0.074cm" fo:border-left="none" fo:border-right="none" fo:border-top="none" fo:border-bottom="0.06pt solid #000000" style:join-border="false"/>
      <style:text-properties style:font-name="Arial" fo:font-size="10pt" style:font-size-asian="10pt" style:font-name-complex="Arial1"/>
    </style:style>
    <style:style style:name="T1" style:family="text">
      <style:text-properties officeooo:rsid="001bea5a"/>
    </style:style>
    <style:style style:name="T2" style:family="text">
      <style:text-properties officeooo:rsid="001c37f6"/>
    </style:style>
    <style:style style:name="T3" style:family="text">
      <style:text-properties officeooo:rsid="001d4bb1"/>
    </style:style>
    <style:style style:name="T4" style:family="text">
      <style:text-properties officeooo:rsid="001e8171"/>
    </style:style>
    <style:style style:name="T5" style:family="text">
      <style:text-properties officeooo:rsid="001f2ffd"/>
    </style:style>
    <style:style style:name="T6" style:family="text">
      <style:text-properties officeooo:rsid="00212553"/>
    </style:style>
    <style:style style:name="T7" style:family="text">
      <style:text-properties officeooo:rsid="0021cf7c"/>
    </style:style>
    <style:style style:name="T8" style:family="text">
      <style:text-properties officeooo:rsid="0025ac11"/>
    </style:style>
    <style:style style:name="T9" style:family="text">
      <style:text-properties officeooo:rsid="00276ea8"/>
    </style:style>
    <style:style style:name="T10" style:family="text">
      <style:text-properties officeooo:rsid="0027ee24"/>
    </style:style>
    <style:style style:name="T11" style:family="text">
      <style:text-properties officeooo:rsid="002b3b34"/>
    </style:style>
    <style:style style:name="T12" style:family="text">
      <style:text-properties officeooo:rsid="002d74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ciences U</text:p>
      <text:p text:style-name="Standard">Master 1 EII</text:p>
      <text:p text:style-name="P15">Séance 1</text:p>
      <text:h text:style-name="Heading_20_1" text:outline-level="1"/>
      <text:h text:style-name="Heading_20_1" text:outline-level="1">PRESENTATION GÉNÉRALE DU DROIT</text:h>
      <text:p text:style-name="Standard"/>
      <text:p text:style-name="Standard">§1. Les sources du droit</text:p>
      <text:p text:style-name="Standard"/>
      <text:p text:style-name="P3">Designe des règles régissant la vie en société et qui sont sanctionné par la puissances publiques. (exemple : loi, règlement, etc...) <text:s/></text:p>
      <text:p text:style-name="Standard"/>
      <text:p text:style-name="Standard">Le droit constitutionnel:d<text:span text:style-name="T1">roits dans la constitution. Il s’agit du texte qui va permettre de définir les instituons et le fonctionnement de ces institutions. Ecrit par ce bon vieux De Gaule. Il la ecrit en 1958. </text:span></text:p>
      <text:p text:style-name="Standard">Le droit international, </text:p>
      <text:p text:style-name="Standard">La loi : <text:span text:style-name="T2">Le parlement écrit la loi,et uniquement la loi.La loi est donc soumis a la constituation et les droit internationaux. En dessous des lois, nous avons les règlements. La loi est toujours a porté général et ne pose que des principes. <text:s text:c="2"/></text:span></text:p>
      <text:p text:style-name="Standard">les règlements. <text:span text:style-name="T2">Complété ou préciser la loi.</text:span> </text:p>
      <text:p text:style-name="P4">La coutume : </text:p>
      <text:p text:style-name="P4">La jurisprudence : <text:span text:style-name="T3">l’ensemble des règles prise par les juges.</text:span></text:p>
      <text:p text:style-name="Standard"/>
      <text:p text:style-name="Standard">§2. L’organisation judiciaire française</text:p>
      <text:p text:style-name="Standard"/>
      <text:p text:style-name="Standard">DUALISME JURIDIQUE </text:p>
      <text:p text:style-name="Standard"/>
      <text:p text:style-name="P5">On distingue deux droits : Le droit privé et le le droit publique. Le droit publique ? Chaque fois que l’état intervient (exemple, les élections).Ici, c’est le droit constitutionnel qui intervient. </text:p>
      <text:p text:style-name="P5"><text:s/>Le droit privé ? Quand ces entre personnes morales ou physiques. Ici, c’est le code civil, ou le code P.I (propriétés intellectuels). <text:s/></text:p>
      <text:p text:style-name="Standard"/>
      <text:p text:style-name="Standard">DUALISME JURIDICTIONNEL </text:p>
      <text:p text:style-name="Standard"/>
      <text:p text:style-name="P6">On as le juge judiciaire et le juge Administratif.</text:p>
      <text:p text:style-name="P6"/>
      <text:p text:style-name="P6">Ordre judiciaire : </text:p>
      <text:p text:style-name="P6"><text:tab/>le plus important : Cours de cassation. Elle ne peut prendre que deux décision. Sois elle approuve ce qui a été décider en dessous. Sois elle casse la décision, on recommence de tout en bas. </text:p>
      <text:p text:style-name="P6"><text:tab/>Un peu moins important : Cour d’appel,<text:span text:style-name="T5">cour d’appel d’asise (pour les crimes)</text:span></text:p>
      <text:p text:style-name="P6">si on monte, on fait appel.</text:p>
      <text:p text:style-name="P6"><text:soft-page-break/><text:tab/>tout en bas : Juge de proximité, tribunal de grande instance, tribunal de police, <text:span text:style-name="T5">cour d’assise (pour les crimes)</text:span></text:p>
      <text:p text:style-name="P6"/>
      <text:p text:style-name="P6">Ordre Administratif : </text:p>
      <text:p text:style-name="P6"><text:tab/>le plus important : Conseil d’état</text:p>
      <text:p text:style-name="Standard"><text:tab/><text:span text:style-name="T4">un peu moins important : Cour d’appel administrative</text:span></text:p>
      <text:p text:style-name="Standard"><text:tab/><text:span text:style-name="T4">tout en bas :</text:span></text:p>
      <text:p text:style-name="P7">Conseil constitutionnel : Juge les lois du parlement.Il peut être saisi pour s’assurer que les règles qui sont inscrit dans la loi sois bien conforme au loi <text:span text:style-name="T6">française.</text:span> Les anciens présidents république peuvent y siégé, mais doivent renoncé tout prochain mandats. </text:p>
      <text:p text:style-name="Standard"/>
      <text:p text:style-name="P7">CUPC : Si la loi est contraire au liberté fondamental, une personne peut saisir le conseil constitutionnel.</text:p>
      <text:p text:style-name="P7"/>
      <text:p text:style-name="Standard">§3. Le droit et l’informatique</text:p>
      <text:p text:style-name="Standard"/>
      <text:p text:style-name="P8">Nous sommes dans un systèmes hyper normalisé. Il existe autant de règles que il y a de discipline. <text:span text:style-name="T7">Le droit français est assez novateur dans le domaine de l’informatique.</text:span></text:p>
      <text:p text:style-name="P8"/>
      <text:p text:style-name="P16">Le principal soucis du droit français est le droit à l’oubli. <text:s/>François Hollande a mis en place le droit d’oubli au mineur. C’est à dire que on ne peut se servir <text:s/>d’un élément que on mis etant que mineur quand on est majeur.</text:p>
      <text:p text:style-name="P8"/>
      <text:p text:style-name="P9">Neutralité du net : l’idée que le net est neutre et que rien n’est favorisé. Entre autre.</text:p>
      <text:p text:style-name="P9"/>
      <text:p text:style-name="P10">Confidentialité des données : la sécurité des données est une problématique très présente.</text:p>
      <text:p text:style-name="Standard"/>
      <text:p text:style-name="P10">Droit à la mort numérique : on peut spécifié dans un testament de ce que on doit faire avec notre identité numérique après notre mort.</text:p>
      <text:h text:style-name="Heading_20_1" text:outline-level="1"><text:bookmark-start text:name="_Toc316833111"/><text:bookmark-start text:name="_Toc316833178"/>S’informer sur l’évolution législative et le droit<text:bookmark-end text:name="_Toc316833111"/><text:bookmark-end text:name="_Toc316833178"/></text:h>
      <text:p text:style-name="Standard"/>
      <text:p text:style-name="Standard">« Nul n’est censé ignorer la loi » (Adage)</text:p>
      <text:p text:style-name="Standard"/>
      <text:p text:style-name="P10">Il faut s’avoir s’informer et se tenir courant. </text:p>
      <text:p text:style-name="P10">Premier site à retenir : </text:p>
      <text:p text:style-name="P10"><text:tab/>-légifrance. (l’ensemble des loi applicable du droit applicable et la jurisprudence.</text:p>
      <text:p text:style-name="P10"><text:tab/>-<text:span text:style-name="T8">C.N.I.L </text:span></text:p>
      <text:p text:style-name="P10"><text:tab/>-<text:span text:style-name="T8">dalloz</text:span></text:p>
      <text:p text:style-name="P10"><text:tab/>-<text:span text:style-name="T8">lamy</text:span></text:p>
      <text:p text:style-name="P10"><text:tab/>-<text:span text:style-name="T8">fiduscial</text:span></text:p>
      <text:p text:style-name="P10"><text:tab/>-<text:span text:style-name="T8">francis lefevre</text:span></text:p>
      <text:p text:style-name="Standard"/>
      <text:p text:style-name="Standard"><text:soft-page-break/><text:tab/>-<text:span text:style-name="T8">europa.ue</text:span></text:p>
      <text:p text:style-name="Standard"><text:tab/>-</text:p>
      <text:p text:style-name="Standard"/>
      <text:p text:style-name="Standard">S’informer sur le droit positif</text:p>
      <text:p text:style-name="Standard">S’informer sur l’é<text:bookmark text:name="_GoBack"/>volution du droit positif</text:p>
      <text:p text:style-name="Standard"/>
      <text:h text:style-name="P17" text:outline-level="1">L’usage des TIC au travail</text:h>
      <text:p text:style-name="P12">TIC : tec<text:span text:style-name="T9">h</text:span>nologie de l’informatique et de la communicationj</text:p>
      <text:p text:style-name="Standard"/>
      <text:p text:style-name="Standard">1. Apprécier la légalité de l’usage des TIC par l’employeur</text:p>
      <text:p text:style-name="P11"/>
      <text:p text:style-name="Standard"/>
      <text:p text:style-name="Standard"/>
      <text:p text:style-name="Standard">1. Les TIC dans l’entreprise</text:p>
      <text:p text:style-name="Standard"/>
      <text:p text:style-name="P12">La grande majorité des employés utilise un moyen technologique.</text:p>
      <text:p text:style-name="P12"/>
      <text:p text:style-name="Standard">2. Les TIC et les règles de protection des salariés </text:p>
      <text:p text:style-name="Standard"/>
      <text:p text:style-name="P12">Première problématique : Les moyens mis en place de surveillance par l’employeur afin de surveiller l’utilisation des moyens de communications des employés :</text:p>
      <text:p text:style-name="P12"><text:tab/>-historique</text:p>
      <text:p text:style-name="P12"><text:tab/>-limité du temps</text:p>
      <text:p text:style-name="P12"><text:tab/>-droit d’accès</text:p>
      <text:p text:style-name="P12"><text:tab/>-limité certain sites</text:p>
      <text:p text:style-name="P12"><text:tab/>-Vidéo surveillance. <text:span text:style-name="T9">Il faut que la personne gérant la video surveillance sois accrédité, l’endroit doit être clos, la caméra ne doit pas surveiller une personne en particulier, et ne pas surveiller le domaine publique. </text:span></text:p>
      <text:p text:style-name="P12"/>
      <text:p text:style-name="P13"><text:tab/>-<text:span text:style-name="T10">télétravail : se base sur le volontaria.</text:span></text:p>
      <text:p text:style-name="P13"><text:tab/>-<text:span text:style-name="T10">droit de la déco : Sauf heure d’astreinte, on as un planning horaire indiquant les heures de travail. Si on est en dehors, on a le droit d’être tranquille. </text:span></text:p>
      <text:p text:style-name="P13"/>
      <text:p text:style-name="P14">Messagerie/outil de com : on utilise pas ses outils personnel pour faire du pro. </text:p>
      <text:p text:style-name="Standard"/>
      <text:p text:style-name="Standard">3. Le recours aux TIC dans le recrutement</text:p>
      <text:p text:style-name="Standard"/>
      <text:p text:style-name="Standard"/>
      <text:p text:style-name="Standard"/>
      <text:p text:style-name="Standard">2. Caractériser la protection du salarié utilisant les TIC</text:p>
      <text:p text:style-name="Standard"/>
      <text:p text:style-name="Standard">Les problèmes liés à l’usage des TIC par le salarié et les limites du pouvoir de contrôle de l’employeur</text:p>
      <text:p text:style-name="Standard"><text:soft-page-break/></text:p>
      <text:p text:style-name="Standard">L’abus du droit de surfer</text:p>
      <text:p text:style-name="Standard">Le contrôle de l’utilisation d’Internet et de la messagerie</text:p>
      <text:p text:style-name="Standard">Le respect de la sphère privée du salarié </text:p>
      <text:p text:style-name="Standard">L’utilité d’une charte Internet </text:p>
      <text:p text:style-name="Standard"/>
      <text:p text:style-name="Standard">B. Les spécificités de la protection du télétravailleur</text:p>
      <text:p text:style-name="Standard"/>
      <text:p text:style-name="Standard">1. La définition du télétravail et du télétravailleur dans le Code du travail</text:p>
      <text:p text:style-name="Standard"/>
      <text:p text:style-name="Standard">2. Les principes définis par l’ANI du 19 juillet 2005 sur le télétravail</text:p>
      <text:p text:style-name="Standard"/>
      <text:p text:style-name="Standard">3. Les obligations légales de l’employeur à l’égard du télétravailleur</text:p>
      <text:p text:style-name="Standard"/>
      <text:h text:style-name="P17" text:outline-level="1"><text:bookmark-start text:name="_Toc316833110"/><text:bookmark-start text:name="_Toc316833177"/>Méthodologie – le Cas Pratique<text:bookmark-end text:name="_Toc316833110"/><text:bookmark-end text:name="_Toc316833177"/></text:h>
      <text:p text:style-name="Standard"/>
      <text:p text:style-name="Standard">Principe du syllogisme juridique</text:p>
      <text:p text:style-name="Standard"/>
      <text:p text:style-name="P14">1 : problème de droit ?</text:p>
      <text:p text:style-name="P14">2:donner les régles= sources du droit</text:p>
      <text:p text:style-name="P14">3:Conclusion</text:p>
      <text:p text:style-name="Standard">Présentation du cas pratique</text:p>
      <text:p text:style-name="Standard">« La forme, c’est le fond qui remonte à la surface » (Victor Hugo)</text:p>
      <text:p text:style-name="P23"/>
      <text:p text:style-name="P19"/>
      <text:p text:style-name="P20">En vous aidant des décisions de jurisprudence, indiquez si l’employeur peut se fonder sur ce courriel pour sanctionner le salarié indélicat. Justifiez votre réponse.</text:p>
      <text:p text:style-name="P20"/>
      <text:p text:style-name="P20">→<text:span text:style-name="T11"> Peut on sanctionner un salarié du fait d’un courriel privé insultant envers sa responsable.</text:span></text:p>
      <text:p text:style-name="P21">Selon l’arrêt de la cours de cassation du 26 janvier 2016 :</text:p>
      <text:p text:style-name="P21"/>
      <text:p text:style-name="P22">Si il existe une charte intranet spécifiant que on ne pouvait pas utiliser son outil de travail afin de transmettre un message à caractère personnel contre son employeur., il est accusable. A l’inverse, si la charte n’existe pas, ce salarié ne peut pas être accusable.</text:p>
      <text:p text:style-name="P22"/>
      <text:p text:style-name="P22">--→<text:span text:style-name="T12"> Peut on sanctionner un salarié du fait d’un message insultant publié sur les réseaux sociaux.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GB" style:letter-kerning="true" style:font-name-asian="ＭＳ 明朝" style:font-size-asian="12pt" style:language-asian="fr" style:country-asian="FR"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2pt" fo:language="en" fo:country="GB" style:letter-kerning="true" style:font-name-asian="ＭＳ 明朝" style:font-size-asian="12pt" style:language-asian="fr" style:country-asian="FR"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fo:language="fr" fo:country="F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Style_20_Titre_20_1._20_2._20__2b__20_Titre_20_activité_20_et_20_dossier" style:display-name="Style Titre 1. 2. + Titre activité et dossier" style:family="paragraph" style:parent-style-name="Standard" style:default-outline-level="">
      <style:paragraph-properties fo:margin-left="0.63cm" fo:margin-right="0cm" fo:margin-top="0.847cm" fo:margin-bottom="0.212cm" loext:contextual-spacing="false" fo:text-indent="-0.63cm" style:auto-text-indent="false"/>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weight-complex="bold"/>
    </style:style>
    <style:style style:name="Texte_20_courant" style:display-name="Texte courant" style:family="paragraph" style:parent-style-name="Text_20_body" style:default-outline-level="">
      <style:text-properties style:font-name="Times New Roman" fo:font-family="'Times New Roman'" style:font-family-generic="roman" style:font-pitch="variable" fo:font-size="10pt" style:font-name-asian="Cambria1" style:font-family-asian="Cambria"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style>
    <style:style style:name="Style_20_Titre_20_doc_20_et_20_raisonner" style:display-name="Style Titre doc et raisonner" style:family="paragraph" style:parent-style-name="Standard" style:default-outline-level="">
      <style:paragraph-properties fo:margin-left="1.501cm" fo:margin-right="0cm" fo:margin-top="0.423cm" fo:margin-bottom="0cm" loext:contextual-spacing="false" fo:text-indent="0cm" style:auto-text-indent="false" fo:keep-with-next="always"/>
      <style:text-properties style:font-name="Arial" fo:font-family="Arial"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0pt" style:font-weight-complex="bold"/>
    </style:style>
    <style:style style:name="Style_20_Titre_20_A._20_B._20_C." style:display-name="Style Titre A. B. C." style:family="paragraph" style:parent-style-name="Style_20_Titre_20_1._20_2._20__2b__20_Titre_20_activité_20_et_20_dossier" style:default-outline-level="">
      <style:text-properties fo:font-size="14pt" style:font-size-asian="14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Style_20_pied_20_de_20_page" style:display-name="Style pied de page" style:family="paragraph" style:parent-style-name="Footer" style:default-outline-level="">
      <style:paragraph-properties fo:text-align="end" style:justify-single-word="false"/>
      <style:text-properties style:font-name="Arial" fo:font-family="Arial" style:font-family-generic="roman" style:font-pitch="variable" fo:font-size="9pt" style:font-size-asian="9pt"/>
    </style:style>
    <style:style style:name="Style_20_Titre_20_programme" style:display-name="Style Titre programme" style:family="paragraph" style:default-outline-level="">
      <style:paragraph-properties fo:margin-top="0.212cm" fo:margin-bottom="0.212cm" loext:contextual-spacing="false" fo:text-align="start" style:justify-single-word="false" fo:orphans="2" fo:widows="2" style:writing-mode="lr-tb"/>
      <style:text-properties style:font-name="Arial" fo:font-family="Arial" style:font-family-generic="roman" style:font-pitch="variable" fo:font-size="13pt" fo:language="fr" fo:country="FR"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Style_20_texte_20_tableau_20_programme" style:display-name="Style texte tableau programme" style:family="paragraph" style:default-outline-level="">
      <style:paragraph-properties fo:text-align="start" style:justify-single-word="false" fo:orphans="2" fo:widows="2" style:writing-mode="lr-tb"/>
      <style:text-properties style:font-name="Arial" fo:font-family="Arial" style:font-family-generic="roman" style:font-pitch="variable" fo:font-size="9pt" fo:language="fr" fo:country="FR" style:font-name-asian="Times New Roman1" style:font-family-asian="'Times New Roman'" style:font-family-generic-asian="system" style:font-pitch-asian="variable" style:font-size-asian="9pt" style:font-name-complex="Arial1" style:font-family-complex="Arial" style:font-family-generic-complex="system" style:font-pitch-complex="variable" style:font-size-complex="13pt" style:font-style-complex="italic"/>
    </style:style>
    <style:style style:name="Style_20_Titre_20_cours-corrige-activité-entraînement" style:display-name="Style Titre cours-corrige-activité-entraînement" style:family="paragraph" style:parent-style-name="Style_20_Titre_20_programme" style:default-outline-level="">
      <style:paragraph-properties fo:margin-top="0cm" fo:margin-bottom="0.847cm" loext:contextual-spacing="false" fo:text-align="center" style:justify-single-word="false"/>
      <style:text-properties fo:font-size="20pt" style:font-size-asian="20pt" style:font-size-complex="12pt"/>
    </style:style>
    <style:style style:name="Style_20_tetiere_20_tableau" style:display-name="Style tetiere tableau" style:family="paragraph" style:parent-style-name="Standard" style:default-outline-level="">
      <style:paragraph-properties fo:margin-top="0.106cm" fo:margin-bottom="0.106cm" loext:contextual-spacing="false" fo:text-align="center" style:justify-single-word="false"/>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Arial1" style:font-family-complex="Arial" style:font-family-generic-complex="system" style:font-pitch-complex="variable" style:font-size-complex="13pt" style:font-style-complex="italic" style:font-weight-complex="bold"/>
    </style:style>
    <style:style style:name="Style_20_Question" style:display-name="Style Question" style:family="paragraph" style:parent-style-name="Standard" style:auto-update="true" style:default-outline-level="">
      <style:paragraph-properties fo:margin-top="0.141cm" fo:margin-bottom="0cm" loext:contextual-spacing="false" fo:text-align="start" style:justify-single-word="false" fo:keep-with-next="always"/>
      <style:text-properties style:font-name="Times New Roman" fo:font-family="'Times New Roman'"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style>
    <style:style style:name="Style_20_Titre_20_cours-corrige" style:display-name="Style Titre cours-corrige" style:family="paragraph" style:parent-style-name="Style_20_Titre_20_programme" style:default-outline-level="">
      <style:paragraph-properties fo:margin-top="0cm" fo:margin-bottom="0.847cm" loext:contextual-spacing="false" fo:text-align="center" style:justify-single-word="false"/>
      <style:text-properties fo:font-size="20pt" style:font-size-asian="20pt" style:font-size-complex="12pt"/>
    </style:style>
    <style:style style:name="Subtitle" style:family="paragraph" style:parent-style-name="Standard" style:next-style-name="Standard" style:default-outline-level="" style:class="chapter">
      <style:paragraph-properties fo:margin-top="0cm" fo:margin-bottom="0.353cm" loext:contextual-spacing="false" fo:line-height="115%"/>
      <style:text-properties fo:font-variant="small-caps" style:font-name="Calibri" fo:font-family="Calibri" style:font-family-generic="roman" style:font-pitch="variable" fo:font-size="14pt" fo:letter-spacing="0.018cm" fo:font-style="italic" style:font-name-asian="ＭＳ ゴシック" style:font-family-asian="'ＭＳ ゴシック'" style:font-family-generic-asian="system" style:font-pitch-asian="variable" style:font-size-asian="14pt" style:font-style-asian="italic" style:font-name-complex="Times New Roman1" style:font-family-complex="'Times New Roman'" style:font-family-generic-complex="system" style:font-pitch-complex="variable" style:font-size-complex="14pt" style:font-style-complex="italic"/>
    </style:style>
    <style:style style:name="Title" style:family="paragraph" style:parent-style-name="Standard" style:nex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Default_20_Paragraph_20_Font" style:display-name="Default Paragraph Font" style:family="text"/>
    <style:style style:name="Titre_20_1_20_Car" style:display-name="Titre 1 Car" style:family="text" style:parent-style-name="Default_20_Paragraph_20_Font">
      <style:text-properties fo:color="#345a8a" style:font-name="Calibri" fo:font-family="Calibri" style:font-family-generic="roman" style:font-pitch="variable" fo:font-size="16pt" fo:language="fr" fo:country="FR"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Titre_20_2_20_Car" style:display-name="Titre 2 Car" style:family="text" style:parent-style-name="Default_20_Paragraph_20_Font">
      <style:text-properties fo:color="#4f81bd" style:font-name="Calibri" fo:font-family="Calibri" style:font-family-generic="roman" style:font-pitch="variable" fo:font-size="13pt" fo:language="fr" fo:country="FR"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exte_20_de_20_bulles_20_Car" style:display-name="Texte de bulles Car" style:family="text" style:parent-style-name="Default_20_Paragraph_20_Font">
      <style:text-properties style:font-name="Lucida Grande" fo:font-family="'Lucida Grande'" style:font-family-generic="roman" style:font-pitch="variable" fo:font-size="9pt" fo:language="fr" fo:country="FR" style:font-size-asian="9pt" style:font-name-complex="Lucida Grande1" style:font-family-complex="'Lucida Grande'" style:font-family-generic-complex="system" style:font-pitch-complex="variable" style:font-size-complex="9pt"/>
    </style:style>
    <style:style style:name="Corps_20_de_20_texte_20_Car" style:display-name="Corps de texte Car" style:family="text" style:parent-style-name="Default_20_Paragraph_20_Font">
      <style:text-properties fo:language="fr" fo:country="F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ied_20_de_20_page_20_Car" style:display-name="Pied de page Car" style:family="text" style:parent-style-name="Default_20_Paragraph_20_Font">
      <style:text-properties style:font-name="Times New Roman" fo:font-family="'Times New Roman'" style:font-family-generic="roman" style:font-pitch="variable" fo:language="fr" fo:country="F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En-tête_20_Car" style:display-name="En-tête Car" style:family="text" style:parent-style-name="Default_20_Paragraph_20_Font">
      <style:text-properties style:font-name="Times New Roman" fo:font-family="'Times New Roman'" style:font-family-generic="roman" style:font-pitch="variable" fo:language="fr" fo:country="F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Sous-titre_20_Car" style:display-name="Sous-titre Car" style:family="text" style:parent-style-name="Default_20_Paragraph_20_Font">
      <style:text-properties fo:font-variant="small-caps" style:font-name="Calibri" fo:font-family="Calibri" style:font-family-generic="roman" style:font-pitch="variable" fo:font-size="14pt" fo:letter-spacing="0.018cm" fo:language="fr" fo:country="FR" fo:font-style="italic" style:font-name-asian="ＭＳ ゴシック" style:font-family-asian="'ＭＳ ゴシック'" style:font-family-generic-asian="system" style:font-pitch-asian="variable" style:font-size-asian="14pt" style:font-style-asian="italic" style:font-name-complex="Times New Roman1" style:font-family-complex="'Times New Roman'" style:font-family-generic-complex="system" style:font-pitch-complex="variable" style:font-size-complex="14pt" style:font-style-complex="italic"/>
    </style:style>
    <style:style style:name="Titre_20_Car" style:display-name="Titre Car" style:family="text" style:parent-style-name="Default_20_Paragraph_20_Font">
      <style:text-properties fo:color="#17365d" style:font-name="Calibri" fo:font-family="Calibri" style:font-family-generic="roman" style:font-pitch="variable" fo:font-size="26pt" fo:letter-spacing="0.009cm" fo:language="fr" fo:country="FR"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ListLabel_20_1" style:display-name="ListLabel 1" style:family="text">
      <style:text-properties style:font-name-asian="ＭＳ 明朝" style:font-family-asian="'ＭＳ 明朝'"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ＭＳ 明朝" style:font-family-asian="'ＭＳ 明朝'" style:font-family-generic-asian="system" style:font-pitch-asian="variable" style:font-name-complex="DejaVu Sans" style:font-family-complex="'DejaVu Sans'" style:font-family-generic-complex="system" style:font-pitch-complex="variable"/>
    </style:style>
    <style:style style:name="ListLabel_20_6" style:display-name="ListLabel 6" style:family="text">
      <style:text-properties style:font-name-asian="ＭＳ ゴシック" style:font-family-asian="'ＭＳ ゴシック'" style:font-family-generic-asian="system" style:font-pitch-asian="variable" style:font-name-complex="Times New Roman1" style:font-family-complex="'Times New Roman'" style:font-family-generic-complex="system" style:font-pitch-complex="variable"/>
    </style:style>
    <style:style style:name="ListLabel_20_7" style:display-name="ListLabel 7" style:family="text">
      <style:text-properties style:font-name-asian="ＭＳ ゴシック" style:font-family-asian="'ＭＳ ゴシック'" style:font-family-generic-asian="system" style:font-pitch-asian="variable"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Palatino Linotype'" style:font-family-generic="roman"/>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6"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yle_20_pied_20_de_20_page">
      <style:paragraph-properties fo:margin-left="-1.251cm" fo:margin-right="0cm" fo:text-indent="0cm" style:auto-text-indent="false">
        <style:tab-stops>
          <style:tab-stop style:position="9.252cm" style:type="center"/>
          <style:tab-stop style:position="16.002cm" style:type="right"/>
        </style:tab-stops>
      </style:paragraph-properties>
    </style:style>
    <style:style style:name="MP2" style:family="paragraph" style:parent-style-name="Footer">
      <style:paragraph-properties fo:text-align="center" style:justify-single-word="false"/>
      <style:text-properties style:font-name="Arial" fo:font-size="10pt" style:font-size-asian="10pt" style:font-name-complex="Arial1"/>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tab/></text:p>
        <text:p text:style-name="MP1"/>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çois Xavier Arnoux</meta:initial-creator>
    <meta:editing-cycles>51</meta:editing-cycles>
    <meta:creation-date>2016-06-02T12:43:00</meta:creation-date>
    <dc:date>2018-02-05T09:00:56.974524914</dc:date>
    <meta:editing-duration>PT2H4M6S</meta:editing-duration>
    <meta:generator>LibreOffice/5.1.6.2$Linux_X86_64 LibreOffice_project/10m0$Build-2</meta:generator>
    <meta:document-statistic meta:table-count="0" meta:image-count="0" meta:object-count="0" meta:page-count="4" meta:paragraph-count="89" meta:word-count="976" meta:character-count="5892" meta:non-whitespace-character-count="495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